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)" office:value-type="float" office:value="113700">
            <text:p>1137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18200">
            <text:p>182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4/22/2016</text:date>, <text:time>10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2T10:23:17</dc:date>
    <meta:editing-duration>P6DT9H26M36S</meta:editing-duration>
    <meta:editing-cycles>2273</meta:editing-cycles>
    <meta:generator>OpenOffice/4.1.1$Unix OpenOffice.org_project/411m6$Build-9775</meta:generator>
    <dc:creator>Hasmik Dabaghyan</dc:creator>
    <meta:document-statistic meta:table-count="13" meta:cell-count="5542" meta:object-count="0"/>
  </office:meta>
</office:document-meta>
</file>